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468cm" style:rel-column-width="59626*"/>
    </style:style>
    <style:style style:name="Table1.B" style:family="table-column">
      <style:table-column-properties style:column-width="1.533cm" style:rel-column-width="59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1c2" officeooo:paragraph-rsid="000301c2" style:font-size-asian="18pt" style:font-size-complex="18pt"/>
    </style:style>
    <style:style style:name="P3" style:family="paragraph" style:parent-style-name="Standard">
      <style:text-properties fo:font-size="18pt" officeooo:rsid="00062f01" officeooo:paragraph-rsid="00062f01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301c2" officeooo:paragraph-rsid="000301c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d7084" officeooo:paragraph-rsid="000d708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daf2d" officeooo:paragraph-rsid="000daf2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daf2d" officeooo:paragraph-rsid="000301c2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7084" officeooo:paragraph-rsid="000daf2d" style:font-size-asian="18pt" style:font-weight-asian="normal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8pt" style:font-size-complex="18pt"/>
    </style:style>
    <style:style style:name="P12" style:family="paragraph" style:parent-style-name="Standard" style:list-style-name="L1">
      <style:text-properties fo:font-size="18pt" officeooo:rsid="000301c2" officeooo:paragraph-rsid="000301c2" style:font-size-asian="18pt" style:font-size-complex="18pt"/>
    </style:style>
    <style:style style:name="P13" style:family="paragraph" style:parent-style-name="Standard" style:list-style-name="L2">
      <style:text-properties fo:font-size="18pt" officeooo:rsid="000301c2" officeooo:paragraph-rsid="000301c2" style:font-size-asian="18pt" style:font-size-complex="18pt"/>
    </style:style>
    <style:style style:name="P14" style:family="paragraph" style:parent-style-name="Standard" style:list-style-name="L3">
      <style:text-properties fo:font-size="18pt" officeooo:rsid="000301c2" officeooo:paragraph-rsid="000301c2" style:font-size-asian="18pt" style:font-size-complex="18pt"/>
    </style:style>
    <style:style style:name="P15" style:family="paragraph" style:parent-style-name="Standard" style:list-style-name="L4">
      <style:text-properties fo:font-size="18pt" officeooo:rsid="000301c2" officeooo:paragraph-rsid="000301c2" style:font-size-asian="18pt" style:font-size-complex="18pt"/>
    </style:style>
    <style:style style:name="P16" style:family="paragraph" style:parent-style-name="Standard" style:list-style-name="L5">
      <style:text-properties fo:font-size="18pt" officeooo:rsid="000301c2" officeooo:paragraph-rsid="000301c2" style:font-size-asian="18pt" style:font-size-complex="18pt"/>
    </style:style>
    <style:style style:name="P17" style:family="paragraph" style:parent-style-name="Standard" style:list-style-name="L6">
      <style:text-properties fo:font-size="18pt" officeooo:rsid="000301c2" officeooo:paragraph-rsid="000301c2" style:font-size-asian="18pt" style:font-size-complex="18pt"/>
    </style:style>
    <style:style style:name="P18" style:family="paragraph" style:parent-style-name="Standard" style:list-style-name="L7">
      <style:text-properties fo:font-size="18pt" officeooo:rsid="000301c2" officeooo:paragraph-rsid="000301c2" style:font-size-asian="18pt" style:font-size-complex="18pt"/>
    </style:style>
    <style:style style:name="P19" style:family="paragraph" style:parent-style-name="Standard" style:list-style-name="L4">
      <style:text-properties fo:font-size="18pt" officeooo:rsid="00062f01" officeooo:paragraph-rsid="00062f01" style:font-size-asian="18pt" style:font-size-complex="18pt"/>
    </style:style>
    <style:style style:name="P20" style:family="paragraph" style:parent-style-name="Standard" style:list-style-name="L4">
      <style:text-properties fo:font-size="18pt" officeooo:rsid="00062f01" officeooo:paragraph-rsid="000a9b0e" style:font-size-asian="18pt" style:font-size-complex="18pt"/>
    </style:style>
    <style:style style:name="P21" style:family="paragraph" style:parent-style-name="Standard" style:list-style-name="L7">
      <style:text-properties fo:font-size="18pt" officeooo:rsid="00062f01" officeooo:paragraph-rsid="00062f0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8pt" style:font-weight-asian="normal" style:font-size-complex="18pt" style:font-weight-complex="normal"/>
    </style:style>
    <style:style style:name="P23" style:family="paragraph" style:parent-style-name="Standard" style:list-style-name="L3">
      <style:text-properties fo:font-size="18pt" officeooo:rsid="000301c2" officeooo:paragraph-rsid="000301c2" fo:background-color="#81d41a" style:font-size-asian="18pt" style:font-size-complex="18pt"/>
    </style:style>
    <style:style style:name="P24" style:family="paragraph" style:parent-style-name="Standard" style:list-style-name="L4">
      <style:text-properties style:text-line-through-style="solid" style:text-line-through-type="single" fo:font-size="18pt" officeooo:rsid="000301c2" officeooo:paragraph-rsid="000301c2" style:font-size-asian="18pt" style:font-size-complex="18pt"/>
    </style:style>
    <style:style style:name="P25" style:family="paragraph" style:parent-style-name="Standard" style:list-style-name="L4">
      <style:text-properties style:text-line-through-style="solid" style:text-line-through-type="single" fo:font-size="18pt" officeooo:rsid="000301c2" officeooo:paragraph-rsid="000744e7" style:font-size-asian="18pt" style:font-size-complex="18pt"/>
    </style:style>
    <style:style style:name="P26" style:family="paragraph" style:parent-style-name="Standard" style:list-style-name="L4">
      <style:text-properties style:text-line-through-style="solid" style:text-line-through-type="single" fo:font-size="18pt" style:text-underline-style="none" officeooo:rsid="000301c2" officeooo:paragraph-rsid="000301c2" style:font-size-asian="18pt" style:font-size-complex="18pt"/>
    </style:style>
    <style:style style:name="P27" style:family="paragraph" style:parent-style-name="Standard" style:list-style-name="L4">
      <style:text-properties style:text-line-through-style="solid" style:text-line-through-type="single" fo:font-size="18pt" style:text-underline-style="none" officeooo:rsid="000a9b0e" officeooo:paragraph-rsid="000a9b0e" style:font-size-asian="18pt" style:font-size-complex="18pt"/>
    </style:style>
    <style:style style:name="P28" style:family="paragraph" style:parent-style-name="Standard" style:list-style-name="L3">
      <style:text-properties style:text-line-through-style="none" style:text-line-through-type="none" fo:font-size="18pt" fo:font-weight="normal" officeooo:rsid="000301c2" officeooo:paragraph-rsid="000301c2" fo:background-color="#81d41a" style:font-size-asian="18pt" style:font-weight-asian="normal" style:font-size-complex="18pt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71c23"/>
    </style:style>
    <style:style style:name="T3" style:family="text">
      <style:text-properties officeooo:rsid="000744e7"/>
    </style:style>
    <style:style style:name="T4" style:family="text">
      <style:text-properties officeooo:rsid="000a9b0e"/>
    </style:style>
    <style:style style:name="T5" style:family="text">
      <style:text-properties fo:color="#c9211e" loext:opacity="100%" style:text-line-through-style="solid" style:text-line-through-type="single" fo:font-weight="bold" style:font-weight-asian="bold" style:font-weight-complex="bold"/>
    </style:style>
    <style:style style:name="T6" style:family="text">
      <style:text-properties fo:color="#c9211e" loext:opacity="100%" style:text-line-through-style="solid" style:text-line-through-type="single" fo:font-weight="normal" style:font-weight-asian="normal" style:font-weight-complex="normal"/>
    </style:style>
    <style:style style:name="T7" style:family="text">
      <style:text-properties fo:color="#c9211e" loext:opacity="100%" style:text-line-through-style="none" style:text-line-through-typ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7084" style:font-weight-asian="bold" style:font-weight-complex="bold"/>
    </style:style>
    <style:style style:name="T10" style:family="text">
      <style:text-properties officeooo:rsid="000d7084"/>
    </style:style>
    <style:style style:name="T11" style:family="text">
      <style:text-properties fo:color="#000000" loext:opacity="100%" style:text-line-through-style="none" style:text-line-through-type="none" fo:font-weight="normal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fo:font-weight="normal" fo:background-color="#81d41a" loext:char-shading-value="0" style:font-weight-asian="normal" style:font-weight-complex="normal"/>
    </style:style>
    <style:style style:name="T13" style:family="text">
      <style:text-properties fo:color="#000000" loext:opacity="100%" style:text-line-through-style="none" style:text-line-through-type="none" fo:font-weight="normal" fo:background-color="#81d41a" loext:char-shading-value="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ututa <text:span text:style-name="T10">Tese</text:span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apítulo 1: <text:span text:style-name="T10">Introdução</text:span></text:p>
          </table:table-cell>
          <table:table-cell table:style-name="Table1.B1" table:number-rows-spanned="2" office:value-type="string">
            <text:p text:style-name="P4">14</text:p>
          </table:table-cell>
        </table:table-row>
        <table:table-row>
          <table:table-cell table:style-name="Table1.A2" office:value-type="string">
            <text:p text:style-name="P9">Capítulo 2: <text:span text:style-name="T10">Fraude e Corrupção na Contratação Pública</text:span></text:p>
          </table:table-cell>
          <table:covered-table-cell table:style-name="Table1.B1"/>
        </table:table-row>
        <table:table-row>
          <table:table-cell table:style-name="Table1.A2" office:value-type="string">
            <text:p text:style-name="P9">Capítulo 3: <text:span text:style-name="T10">Contratação Pública em Portugal</text:span></text:p>
          </table:table-cell>
          <table:table-cell table:style-name="Table1.B3" office:value-type="string">
            <text:p text:style-name="P4">5</text:p>
          </table:table-cell>
        </table:table-row>
        <table:table-row>
          <table:table-cell table:style-name="Table1.A2" office:value-type="string">
            <text:p text:style-name="P9">Capítulo 4: <text:span text:style-name="T10">Análise da Base de Dados</text:span></text:p>
          </table:table-cell>
          <table:table-cell table:style-name="Table1.B3" office:value-type="string">
            <text:p text:style-name="P4">7</text:p>
          </table:table-cell>
        </table:table-row>
        <table:table-row>
          <table:table-cell table:style-name="Table1.A2" office:value-type="string">
            <text:p text:style-name="P9">Capítulo 5: <text:span text:style-name="T10">Noções Matemáticas</text:span></text:p>
          </table:table-cell>
          <table:table-cell table:style-name="Table1.B3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9">Capítulo 6: <text:span text:style-name="T10">Contrução e Aplicação de Indicadores</text:span></text:p>
          </table:table-cell>
          <table:table-cell table:style-name="Table1.B3" table:number-rows-spanned="3" office:value-type="string">
            <text:p text:style-name="P4">20</text:p>
          </table:table-cell>
        </table:table-row>
        <table:table-row>
          <table:table-cell table:style-name="Table1.A2" office:value-type="string">
            <text:p text:style-name="P9">Capítulo 7: <text:span text:style-name="T10">Processo de Automação</text:span>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10">Capítulo 8: Conclusão e Futuro Trabalho</text:p>
          </table:table-cell>
          <table:covered-table-cell table:style-name="Table1.B3"/>
        </table:table-row>
      </table:table>
      <text:p text:style-name="P7"/>
      <text:p text:style-name="P5"/>
      <text:p text:style-name="P5">Capítulo 1: <text:span text:style-name="T10">Introdução</text:span></text:p>
      <text:p text:style-name="P1"/>
      <text:list text:style-name="L1">
        <text:list-item>
          <text:p text:style-name="P12">1. <text:span text:style-name="T13">Texto sobre a Forcera : tipo de empresa, origem, ano de fundação, setor de atuação, etc</text:span></text:p>
        </text:list-item>
        <text:list-item>
          <text:p text:style-name="P12">2. Fazer uma breve contextualização do problema da fraude e corrupção na contratação pública a nível mundial; a origem de plataformas com a OCP; o objetivo do estágio que consiste na aplicação dos indicadores desenvolvidos por organizações como a OCP num conjunto de dados proveninentes do Portal Base gov</text:p>
        </text:list-item>
        <text:list-item>
          <text:p text:style-name="P12">3. Organização da tese, o que se vai falar em cada capítulo</text:p>
        </text:list-item>
      </text:list>
      <text:p text:style-name="P1"/>
      <text:p text:style-name="P1"/>
      <text:p text:style-name="P1"/>
      <text:p text:style-name="P5">Capítulo 2: <text:span text:style-name="T10">Fraude e Corrupção na Contratação Pública</text:span></text:p>
      <text:p text:style-name="P1"/>
      <text:list text:style-name="L2">
        <text:list-item>
          <text:p text:style-name="P13">Aprofundar sobre a OCP. </text:p>
        </text:list-item>
        <text:list-item>
          <text:p text:style-name="P13">O que é a OCP</text:p>
        </text:list-item>
        <text:list-item>
          <text:p text:style-name="P13">quando foi fundada</text:p>
        </text:list-item>
        <text:list-item>
          <text:p text:style-name="P13">quais são os principais campos de atuação</text:p>
        </text:list-item>
        <text:list-item>
          <text:p text:style-name="P13"><text:soft-page-break/>que informação disponibiliza</text:p>
        </text:list-item>
        <text:list-item>
          <text:p text:style-name="P13">falar dos indicadores disponibilizados</text:p>
        </text:list-item>
        <text:list-item>
          <text:p text:style-name="P13">inserir os tópicos principais do documento lido Red Flags for integrity …</text:p>
        </text:list-item>
      </text:list>
      <text:p text:style-name="P1"/>
      <text:p text:style-name="P1"/>
      <text:p text:style-name="P1"/>
      <text:p text:style-name="P5">Capítulo 3: <text:span text:style-name="T10">Contratação Pública em Portugal</text:span></text:p>
      <text:p text:style-name="P1"/>
      <text:list text:style-name="L3">
        <text:list-item>
          <text:p text:style-name="P28">Falar sobre a contratação pública em portugal. </text:p>
        </text:list-item>
        <text:list-item>
          <text:p text:style-name="P28">Fazer a distinção entre contratação aberta e fechada. </text:p>
        </text:list-item>
        <text:list-item>
          <text:p text:style-name="P28">Os tipos de procedimento</text:p>
        </text:list-item>
        <text:list-item>
          <text:p text:style-name="P28">os tipos de contrato</text:p>
        </text:list-item>
        <text:list-item>
          <text:p text:style-name="P28">os montantes máximos permitidos por lei</text:p>
        </text:list-item>
        <text:list-item>
          <text:p text:style-name="P14">os prazos mínimos de candidaturas</text:p>
        </text:list-item>
        <text:list-item>
          <text:p text:style-name="P23">a adjudicação por lotes</text:p>
        </text:list-item>
        <text:list-item>
          <text:p text:style-name="P14">falar do processo e de todas as etapas envolvidas ao longo de um contrato ( caderno de encargos e essas coisas )</text:p>
        </text:list-item>
      </text:list>
      <text:p text:style-name="P1"/>
      <text:p text:style-name="P1"/>
      <text:p text:style-name="P1"/>
      <text:p text:style-name="P5">Capítulo 4: <text:span text:style-name="T10">Análise da Base de Dados</text:span></text:p>
      <text:p text:style-name="P1"/>
      <text:list text:style-name="L4">
        <text:list-item>
          <text:p text:style-name="P15">Falar sobre a plataforma Portal Base. </text:p>
          <text:list>
            <text:list-item>
              <text:p text:style-name="P15">Origem da plataforma</text:p>
            </text:list-item>
            <text:list-item>
              <text:p text:style-name="P15">qual é o objetivo</text:p>
            </text:list-item>
            <text:list-item>
              <text:p text:style-name="P15">quem gere a plataforma</text:p>
            </text:list-item>
            <text:list-item>
              <text:p text:style-name="P15">como é que esta é controlada/supervisionada</text:p>
            </text:list-item>
            <text:list-item>
              <text:p text:style-name="P15">como é que funciona</text:p>
            </text:list-item>
            <text:list-item>
              <text:p text:style-name="P15">informação disponibilizada.</text:p>
            </text:list-item>
            <text:list-item>
              <text:p text:style-name="P15">Inserir alguns screenshots para ter uma ideia</text:p>
            </text:list-item>
          </text:list>
        </text:list-item>
        <text:list-item>
          <text:p text:style-name="P15">Descrever a base de dados. </text:p>
          <text:list>
            <text:list-item>
              <text:p text:style-name="P15">Existe uma tabela com contratos celebrados desde o dia X e é atualizada todos os dias. </text:p>
            </text:list-item>
            <text:list-item>
              <text:p text:style-name="P15"><text:soft-page-break/>Falar dos dados recolhidos – as diferentes colunas -, do seu tipo, referenciar os que são mais importantes. </text:p>
            </text:list-item>
            <text:list-item>
              <text:p text:style-name="P15">Explicar como é feita a categorização do CPV. </text:p>
            </text:list-item>
          </text:list>
        </text:list-item>
        <text:list-item>
          <text:p text:style-name="P15">Análise exploratória dos dados <text:span text:style-name="T2">( primeiro para concursos públicos | depois geral )</text:span> : </text:p>
          <text:list>
            <text:list-item>
              <text:p text:style-name="P26">número total de contratos</text:p>
            </text:list-item>
            <text:list-item>
              <text:p text:style-name="P26">número total de contratos por ano </text:p>
            </text:list-item>
            <text:list-item>
              <text:p text:style-name="P27">número total de contratos por distrito</text:p>
            </text:list-item>
            <text:list-item>
              <text:p text:style-name="P15">numero total de contratos de acordo com o tipo de procedimento</text:p>
            </text:list-item>
            <text:list-item>
              <text:p text:style-name="P15">numero total de contratos de acordo com o tipo de procedimento e por ano</text:p>
            </text:list-item>
            <text:list-item>
              <text:p text:style-name="P24">numero total de contratos pelos primeiros 2 digitos do CPV</text:p>
            </text:list-item>
            <text:list-item>
              <text:p text:style-name="P25">numero total de contratos pelos primeiros 2 digitos do CPV <text:span text:style-name="T3">e por ano</text:span></text:p>
            </text:list-item>
            <text:list-item>
              <text:p text:style-name="P24">preço contratual total celebrado por ano</text:p>
            </text:list-item>
            <text:list-item>
              <text:p text:style-name="P24">preço contratual total celebrado por ano e por CPV-XX</text:p>
            </text:list-item>
            <text:list-item>
              <text:p text:style-name="P19">Referir valores omissos para concursos publicos em cada uma das colunas consideradas ( erros de preenchimento )</text:p>
            </text:list-item>
            <text:list-item>
              <text:p text:style-name="P19">ver irregularidades/flags por ano e por cpv ( considerar pandemia, ano pré eleições, etc)</text:p>
            </text:list-item>
            <text:list-item>
              <text:p text:style-name="P20">ver nr de flags alertadas por an<text:span text:style-name="T4">o</text:span>, para os diferentes cpvs, por distrito</text:p>
            </text:list-item>
            <text:list-item>
              <text:p text:style-name="P19">diferença entre valor contratal e base : ver quais sao os cpvs com difs mais próximas e distantes</text:p>
            </text:list-item>
          </text:list>
        </text:list-item>
      </text:list>
      <text:p text:style-name="P1"/>
      <text:p text:style-name="P1"/>
      <text:p text:style-name="P1"/>
      <text:p text:style-name="P5">Capítulo 5: <text:span text:style-name="T10">Noções Matemáticas</text:span></text:p>
      <text:p text:style-name="P1"/>
      <text:list text:style-name="L5">
        <text:list-item>
          <text:p text:style-name="P16">Noções matemáticas : dizer o que é um </text:p>
        </text:list-item>
        <text:list-item>
          <text:p text:style-name="P16">boxplot</text:p>
        </text:list-item>
        <text:list-item>
          <text:p text:style-name="P16">definir quantil e as suas diferentes definições</text:p>
        </text:list-item>
        <text:list-item>
          <text:p text:style-name="P16"><text:soft-page-break/>definir outliers moderados e severos e respetivos pressupostos e origem </text:p>
        </text:list-item>
        <text:list-item>
          <text:p text:style-name="P16">falar sobre distribuições assimetricas e respetivo boxplot e como são definidos os outliers</text:p>
        </text:list-item>
        <text:list-item>
          <text:p text:style-name="P16">o mesmo para distribuições assimetricas definidas postivamente. </text:p>
        </text:list-item>
      </text:list>
      <text:p text:style-name="P1"/>
      <text:p text:style-name="P1"/>
      <text:p text:style-name="P1"/>
      <text:p text:style-name="P2"><text:span text:style-name="T8">Capítulo 6: </text:span><text:span text:style-name="T9">Contrução e Aplicação de Indicadores</text:span><text:span text:style-name="T10"> </text:span></text:p>
      <text:p text:style-name="P1"/>
      <text:list text:style-name="L6">
        <text:list-item>
          <text:p text:style-name="P17">Primeiro descrever todo o processo de seleção das flags, facilidade de implementação e valor da flag. Notar que elas já foram descritas/explicadas na secção da OCP. Descrever o preocesso de construção das flags. </text:p>
        </text:list-item>
        <text:list-item>
          <text:p text:style-name="P17">Separar em contratação aberta e fechada mas evidenciar isto antes de passar para as subsecções. </text:p>
        </text:list-item>
        <text:list-item>
          <text:p text:style-name="P17">Começar pela contratação fechada. </text:p>
        </text:list-item>
        <text:list-item>
          <text:p text:style-name="P17">Evidenciar sempre a categoria da flag: se é binária ou contínua. </text:p>
        </text:list-item>
        <text:list-item>
          <text:p text:style-name="P17">Traduzir o melhor possível a flag, a partir da definição e explicar detalhadamente o que cada um faz e como é que foi aplicado de acordo com os dados presentes na base de dados. </text:p>
        </text:list-item>
        <text:list-item>
          <text:p text:style-name="P17">Inserir fluxogramas simples e elucidativos e cógido no formato listing. </text:p>
        </text:list-item>
        <text:list-item>
          <text:p text:style-name="P17">Pensar em inserir alguns casos reais. </text:p>
        </text:list-item>
      </text:list>
      <text:p text:style-name="P1"/>
      <text:p text:style-name="P1"/>
      <text:p text:style-name="P1"/>
      <text:p text:style-name="P5">Capítulo 7: <text:span text:style-name="T10">Processo de Automação</text:span></text:p>
      <text:p text:style-name="P1"/>
      <text:list text:style-name="L7">
        <text:list-item>
          <text:p text:style-name="P18">Perceber o que é um cronjob</text:p>
        </text:list-item>
        <text:list-item>
          <text:p text:style-name="P18">Aplicar as flags construídas ao conjunto de contratos históricos</text:p>
        </text:list-item>
        <text:list-item>
          <text:p text:style-name="P18"><text:soft-page-break/>definir um cronjob que calcula as flags aos contratos que são coletados diariamente </text:p>
        </text:list-item>
        <text:list-item>
          <text:p text:style-name="P21">Implementação dos scripts na AWS</text:p>
        </text:list-item>
      </text:list>
      <text:p text:style-name="P3"/>
      <text:p text:style-name="P6">Capítulo 8: Conclusão e Futuro Trabalho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25:07.716362774</meta:creation-date>
    <dc:date>2024-04-19T22:57:06.670792708</dc:date>
    <meta:editing-duration>P3DT3H4M44S</meta:editing-duration>
    <meta:editing-cycles>10</meta:editing-cycles>
    <meta:generator>LibreOffice/24.2.0.3$Linux_X86_64 LibreOffice_project/420$Build-3</meta:generator>
    <meta:document-statistic meta:table-count="1" meta:image-count="0" meta:object-count="0" meta:page-count="5" meta:paragraph-count="83" meta:word-count="765" meta:character-count="4356" meta:non-whitespace-character-count="3712"/>
  </office:meta>
</office:document-meta>
</file>